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80000009ACDD1298BB4D223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break-after="page"/>
      <style:text-properties style:font-name="Courier New" fo:font-size="16pt" fo:font-weight="bold"/>
    </style:style>
    <style:style style:name="P2" style:family="paragraph" style:parent-style-name="Header">
      <style:paragraph-properties fo:break-after="page"/>
    </style:style>
    <style:style style:name="P3" style:family="paragraph" style:parent-style-name="Standard">
      <style:paragraph-properties fo:line-height="0.1299in" fo:break-after="page"/>
      <style:text-properties style:font-name="Courier New" fo:font-size="6pt"/>
    </style:style>
    <style:style style:name="T1" style:family="text">
      <style:text-properties style:font-name="Courier New" fo:font-size="16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<text:soft-page-break/> <text:s text:c="2"/>306-Alimentação e Nutrição <text:s text:c="18"/>514,044.00 <text:s text:c="7"/>560,308.00 <text:s text:c="7"/>610,735.00 <text:s text:c="7"/>665,702.00 <text:s text:c="5"/>2,350,789.00<text:line-break/></text:p>
      <text:p text:style-name="P3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text:soft-pag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3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 <text:s text:c="3"/>608-Promoção da Produção Agropecuária <text:s text:c="4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<text:soft-pag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break-after="page"/>
    </style:style>
    <style:style style:name="MP2" style:family="paragraph" style:parent-style-name="Footer">
      <style:paragraph-properties fo:break-after="page"/>
      <style:text-properties style:font-name="Courier New" fo:font-size="16pt" fo:font-weight="bold"/>
    </style:style>
    <style:style style:name="MT1" style:family="text">
      <style:text-properties style:font-name="Courier New" fo:font-size="16pt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as-char" svg:width="1.9689in" svg:height="1.9689in" draw:z-index="5"><draw:image xlink:href="Pictures/10000001000000980000009ACDD1298BB4D223D9.png" xlink:type="simple" xlink:show="embed" xlink:actuate="onLoad" draw:mime-type="image/png"/></draw:frame><text:span text:style-name="MT1">First line in HEADER<text:line-break/>Second line in HEADER<text:line-break/></text:span></text:p>
      </style:header>
      <style:footer>
        <text:p text:style-name="MP2">First line in FOOTER<text:line-break/>Second line in FOOTER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4T14:28:13.490000000</dc:date>
    <meta:editing-duration>PT9S</meta:editing-duration>
    <meta:editing-cycles>1</meta:editing-cycles>
    <meta:document-statistic meta:table-count="0" meta:image-count="1" meta:object-count="0" meta:page-count="6" meta:paragraph-count="5" meta:word-count="745" meta:character-count="21494" meta:non-whitespace-character-count="13417"/>
    <meta:generator>LibreOffice/7.6.2.1$Windows_X86_64 LibreOffice_project/56f7684011345957bbf33a7ee678afaf4d2ba333</meta:generator>
  </office:meta>
</office:document-meta>
</file>